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2"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3"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4" style:family="paragraph" style:parent-style-name="Standard">
      <style:paragraph-properties fo:margin-top="0cm" fo:margin-bottom="0cm" loext:contextual-spacing="false" fo:line-height="150%"/>
      <style:text-properties officeooo:paragraph-rsid="0049163e"/>
    </style:style>
    <style:style style:name="P25"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7"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9"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0"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1"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2"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3"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4"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6" style:family="paragraph" style:parent-style-name="Standard">
      <style:paragraph-properties fo:margin-top="0.423cm" fo:margin-bottom="0.212cm" loext:contextual-spacing="false" fo:line-height="150%"/>
      <style:text-properties officeooo:paragraph-rsid="005576c8"/>
    </style:style>
    <style:style style:name="P37"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38"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3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40"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41"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42"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3"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44" style:family="paragraph" style:parent-style-name="Text_20_body">
      <style:text-properties officeooo:paragraph-rsid="0067c644"/>
    </style:style>
    <style:style style:name="P45"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4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T1" style:family="text">
      <style:text-properties fo:font-size="16pt" officeooo:rsid="001ae559" style:font-size-asian="16pt" style:font-size-complex="16pt"/>
    </style:style>
    <style:style style:name="T2" style:family="text">
      <style:text-properties fo:font-size="12pt" fo:font-weight="normal" officeooo:rsid="001cc809" style:font-size-asian="12pt" style:font-weight-asian="normal" style:font-size-complex="12pt" style:font-weight-complex="normal"/>
    </style:style>
    <style:style style:name="T3" style:family="text">
      <style:text-properties fo:font-size="12pt" fo:font-weight="normal" officeooo:rsid="001d3197" style:font-size-asian="12pt" style:font-weight-asian="normal" style:font-size-complex="12pt" style:font-weight-complex="normal"/>
    </style:style>
    <style:style style:name="T4" style:family="text">
      <style:text-properties fo:font-size="12pt" fo:font-weight="normal" officeooo:rsid="001d646c" style:font-size-asian="12pt" style:font-weight-asian="normal" style:font-size-complex="12pt" style:font-weight-complex="normal"/>
    </style:style>
    <style:style style:name="T5" style:family="text">
      <style:text-properties fo:font-size="12pt" fo:font-weight="normal" officeooo:rsid="001f83d2" style:font-size-asian="12pt" style:font-weight-asian="normal" style:font-size-complex="12pt" style:font-weight-complex="normal"/>
    </style:style>
    <style:style style:name="T6" style:family="text">
      <style:text-properties fo:font-size="12pt" fo:font-weight="normal" officeooo:rsid="0020b4c6" style:font-size-asian="12pt" style:font-weight-asian="normal" style:font-size-complex="12pt" style:font-weight-complex="normal"/>
    </style:style>
    <style:style style:name="T7" style:family="text">
      <style:text-properties fo:font-size="12pt" fo:font-weight="normal" officeooo:rsid="002157f9" style:font-size-asian="12pt" style:font-weight-asian="normal" style:font-size-complex="12pt" style:font-weight-complex="normal"/>
    </style:style>
    <style:style style:name="T8" style:family="text">
      <style:text-properties fo:font-size="12pt" fo:font-weight="normal" officeooo:rsid="00221714" style:font-size-asian="12pt" style:font-weight-asian="normal" style:font-size-complex="12pt" style:font-weight-complex="normal"/>
    </style:style>
    <style:style style:name="T9" style:family="text">
      <style:text-properties fo:font-size="12pt" fo:font-weight="normal" officeooo:rsid="00228c37" style:font-size-asian="12pt" style:font-weight-asian="normal" style:font-size-complex="12pt"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25ceda" style:font-size-asian="10.5pt" style:font-weight-asian="normal" style:font-size-complex="12pt" style:font-weight-complex="normal"/>
    </style:style>
    <style:style style:name="T12" style:family="text">
      <style:text-properties fo:font-size="12pt" fo:font-weight="normal" officeooo:rsid="0025d50b" style:font-size-asian="10.5pt" style:font-weight-asian="normal" style:font-size-complex="12pt" style:font-weight-complex="normal"/>
    </style:style>
    <style:style style:name="T13" style:family="text">
      <style:text-properties fo:font-size="12pt" officeooo:rsid="003716b9" style:font-size-asian="12pt" style:font-size-complex="12pt"/>
    </style:style>
    <style:style style:name="T14" style:family="text">
      <style:text-properties fo:font-size="12pt" officeooo:rsid="003b4a2f" style:font-size-asian="12pt" style:font-size-complex="12pt"/>
    </style:style>
    <style:style style:name="T15" style:family="text">
      <style:text-properties officeooo:rsid="00276611"/>
    </style:style>
    <style:style style:name="T16" style:family="text">
      <style:text-properties officeooo:rsid="002bb090"/>
    </style:style>
    <style:style style:name="T17" style:family="text">
      <style:text-properties officeooo:rsid="002cd56d"/>
    </style:style>
    <style:style style:name="T18" style:family="text">
      <style:text-properties officeooo:rsid="002d4661"/>
    </style:style>
    <style:style style:name="T19" style:family="text">
      <style:text-properties officeooo:rsid="002e6ef7"/>
    </style:style>
    <style:style style:name="T20" style:family="text">
      <style:text-properties officeooo:rsid="00309eb7"/>
    </style:style>
    <style:style style:name="T21" style:family="text">
      <style:text-properties officeooo:rsid="00414aa6"/>
    </style:style>
    <style:style style:name="T22" style:family="text">
      <style:text-properties officeooo:rsid="00457c30"/>
    </style:style>
    <style:style style:name="T23" style:family="text">
      <style:text-properties officeooo:rsid="0046e018"/>
    </style:style>
    <style:style style:name="T24" style:family="text">
      <style:text-properties style:font-name="Times New Roman" fo:font-size="16pt" fo:font-weight="bold" officeooo:rsid="00540758" style:font-size-asian="16pt" style:font-weight-asian="bold" style:font-name-complex="Times New Roman1" style:font-size-complex="16pt"/>
    </style:style>
    <style:style style:name="T25" style:family="text">
      <style:text-properties style:font-name="Times New Roman" style:font-name-complex="Times New Roman1"/>
    </style:style>
    <style:style style:name="T26" style:family="text">
      <style:text-properties style:font-name="Times New Roman" officeooo:rsid="004a0c73" style:font-name-complex="Times New Roman1"/>
    </style:style>
    <style:style style:name="T27" style:family="text">
      <style:text-properties style:font-name="Times New Roman" officeooo:rsid="004be2c9" style:font-name-complex="Times New Roman1"/>
    </style:style>
    <style:style style:name="T28" style:family="text">
      <style:text-properties style:font-name="Times New Roman" officeooo:rsid="004fcb30" style:font-name-complex="Times New Roman1"/>
    </style:style>
    <style:style style:name="T29" style:family="text">
      <style:text-properties style:font-name="Times New Roman" officeooo:rsid="0051419b" style:font-name-complex="Times New Roman1"/>
    </style:style>
    <style:style style:name="T30" style:family="text">
      <style:text-properties style:font-name="Times New Roman" officeooo:rsid="00528434" style:font-name-complex="Times New Roman1"/>
    </style:style>
    <style:style style:name="T31" style:family="text">
      <style:text-properties style:font-name="Times New Roman" officeooo:rsid="0053f627" style:font-name-complex="Times New Roman1"/>
    </style:style>
    <style:style style:name="T32" style:family="text">
      <style:text-properties style:font-name="Times New Roman" officeooo:rsid="00540758" style:font-name-complex="Times New Roman1"/>
    </style:style>
    <style:style style:name="T33" style:family="text">
      <style:text-properties style:font-name="Times New Roman" officeooo:rsid="005576c8" style:font-name-complex="Times New Roman1"/>
    </style:style>
    <style:style style:name="T34" style:family="text">
      <style:text-properties style:font-name="Times New Roman" officeooo:rsid="00558aef" style:font-name-complex="Times New Roman1"/>
    </style:style>
    <style:style style:name="T35" style:family="text">
      <style:text-properties style:font-name="Times New Roman" officeooo:rsid="00592223" style:font-name-complex="Times New Roman1"/>
    </style:style>
    <style:style style:name="T36" style:family="text">
      <style:text-properties style:font-name="Times New Roman" officeooo:rsid="005ac0c5" style:font-name-complex="Times New Roman1"/>
    </style:style>
    <style:style style:name="T37" style:family="text">
      <style:text-properties style:font-name="Times New Roman" fo:font-style="italic" style:font-style-asian="italic" style:font-name-complex="Times New Roman1"/>
    </style:style>
    <style:style style:name="T3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3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3" style:family="text">
      <style:text-properties style:font-name="Times New Roman"/>
    </style:style>
    <style:style style:name="T44" style:family="text">
      <style:text-properties style:font-name="Times New Roman" officeooo:rsid="0062e9ae"/>
    </style:style>
    <style:style style:name="T45" style:family="text">
      <style:text-properties style:font-name="Times New Roman" officeooo:rsid="006af0c5"/>
    </style:style>
    <style:style style:name="T46" style:family="text">
      <style:text-properties style:font-name="Times New Roman" officeooo:rsid="006b08d3"/>
    </style:style>
    <style:style style:name="T47" style:family="text">
      <style:text-properties style:font-name="Times New Roman" officeooo:rsid="006c492d"/>
    </style:style>
    <style:style style:name="T48" style:family="text">
      <style:text-properties style:font-name="Times New Roman" officeooo:rsid="006cb074"/>
    </style:style>
    <style:style style:name="T49" style:family="text">
      <style:text-properties style:font-name="Times New Roman" officeooo:rsid="006e615b"/>
    </style:style>
    <style:style style:name="T50" style:family="text">
      <style:text-properties style:font-name="Times New Roman" officeooo:rsid="00700cc5"/>
    </style:style>
    <style:style style:name="T51" style:family="text">
      <style:text-properties style:font-name="Times New Roman" officeooo:rsid="0070dc84"/>
    </style:style>
    <style:style style:name="T52" style:family="text">
      <style:text-properties style:font-name="Times New Roman" officeooo:rsid="0072b5fd"/>
    </style:style>
    <style:style style:name="T53" style:family="text">
      <style:text-properties style:font-name="Times New Roman" officeooo:rsid="00739c73"/>
    </style:style>
    <style:style style:name="T54" style:family="text">
      <style:text-properties style:font-name="Times New Roman" officeooo:rsid="00759f96"/>
    </style:style>
    <style:style style:name="T55" style:family="text">
      <style:text-properties style:font-name="Times New Roman" officeooo:rsid="00777f12"/>
    </style:style>
    <style:style style:name="T56" style:family="text">
      <style:text-properties style:font-name="Times New Roman" officeooo:rsid="00788086"/>
    </style:style>
    <style:style style:name="T57" style:family="text">
      <style:text-properties style:font-name="Times New Roman" officeooo:rsid="007b043e"/>
    </style:style>
    <style:style style:name="T58" style:family="text">
      <style:text-properties style:font-name="Times New Roman" officeooo:rsid="007b272e"/>
    </style:style>
    <style:style style:name="T59" style:family="text">
      <style:text-properties style:font-name="Times New Roman" officeooo:rsid="007c151c"/>
    </style:style>
    <style:style style:name="T60" style:family="text">
      <style:text-properties style:font-name="Times New Roman" officeooo:rsid="007d5c2b"/>
    </style:style>
    <style:style style:name="T61" style:family="text">
      <style:text-properties style:font-name="Times New Roman" officeooo:rsid="007eeb3a"/>
    </style:style>
    <style:style style:name="T62" style:family="text">
      <style:text-properties style:font-name="Times New Roman" officeooo:rsid="0080590e"/>
    </style:style>
    <style:style style:name="T63" style:family="text">
      <style:text-properties style:font-name="Times New Roman" officeooo:rsid="0082de28"/>
    </style:style>
    <style:style style:name="T64" style:family="text">
      <style:text-properties style:font-name="Times New Roman" officeooo:rsid="00842a58"/>
    </style:style>
    <style:style style:name="T65" style:family="text">
      <style:text-properties style:font-name="Times New Roman" officeooo:rsid="008602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UNIVERSITATEA DIN BUCUREŞTI</text:p>
      <text:p text:style-name="P19">FACULTATEA DE MATEMATICĂ ŞI INFORMATICĂ</text:p>
      <text:p text:style-name="P19"/>
      <text:p text:style-name="P19"/>
      <text:p text:style-name="P19"/>
      <text:p text:style-name="P19"/>
      <text:p text:style-name="P19"/>
      <text:p text:style-name="P19"/>
      <text:p text:style-name="P23">LUCRARE DE LICENŢĂ</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5">COORDONATOR ŞTIINŢIFIC</text:p>
      <text:p text:style-name="P26">--- ---- --- --- --- -</text:p>
      <text:p text:style-name="P27">STUDENT</text:p>
      <text:p text:style-name="P28">Roscaneanu George</text:p>
      <text:p text:style-name="P22"/>
      <text:p text:style-name="P22"/>
      <text:p text:style-name="P22"/>
      <text:p text:style-name="P22"/>
      <text:p text:style-name="P20">BUCUREŞTI</text:p>
      <text:p text:style-name="P21">data</text:p>
      <text:p text:style-name="P20"/>
      <text:p text:style-name="P20"/>
      <text:p text:style-name="P29"><text:soft-page-break/>CUPRINS</text:p>
      <text:p text:style-name="P30">INTRODUCERE </text:p>
      <text:p text:style-name="P30"><text:s text:c="3"/>Definiţii şi scurt istoric……………………………………………………………… 3</text:p>
      <text:p text:style-name="P30"><text:s text:c="3"/>Concepte asemănătoare: steganografie vs filigranare …………………………….....3</text:p>
      <text:p text:style-name="P30">CAPITOLUL 1 <text:s/></text:p>
      <text:p text:style-name="P30"><text:s text:c="3"/>O caracterizare comparativ cu criptarea …….…………………………………….... 5</text:p>
      <text:p text:style-name="P30"><text:s text:c="3"/>Formate de fişiere. Tipuri de fişiere cărăuş……...…………………………………...6</text:p>
      <text:p text:style-name="P30"><text:s text:c="3"/>Compresia imaginilor ………………………………………………………………. 8 <text:s text:c="6"/></text:p>
      <text:p text:style-name="P30">CAPITOLUL 2 <text:s/></text:p>
      <text:p text:style-name="P30"><text:s text:c="3"/>Proiectarea unui algoritm de steganografie. Scopul final ………………………… 10</text:p>
      <text:p text:style-name="P30"><text:s text:c="3"/>Securitatea în algoritmii de steganografie ………………………………………… 11</text:p>
      <text:p text:style-name="P30"><text:s text:c="3"/>Comparaţie criptografie clasică cu limitările din steganografie ………………….. 13</text:p>
      <text:p text:style-name="P30"><text:s text:c="3"/>Metode mai puţin cunoscute de steganografie în comunicarea digitală <text:s/>…………..16</text:p>
      <text:p text:style-name="P30">CAPITOLUL 3 </text:p>
      <text:p text:style-name="P30"><text:s text:c="4"/>Studiu statistic asupra fişierelor PNG ...…………………………………………..20</text:p>
      <text:p text:style-name="P30"><text:s text:c="4"/>Mai multe despre steganaliză ………………………………………………..……25</text:p>
      <text:p text:style-name="P30"><text:s text:c="4"/>Extracţia oarbă sau informată …………………………………………………….26</text:p>
      <text:p text:style-name="P30">CAPITOLUL 4</text:p>
      <text:p text:style-name="P30"><text:s text:c="4"/>Despre lucrarea mea ……………………………….……………………………..30 <text:s text:c="15"/></text:p>
      <text:p text:style-name="P30"><text:s text:c="4"/>Pentru formatul .GIF ……………………………………………………………..30</text:p>
      <text:p text:style-name="P30"><text:s text:c="4"/>Despre programarea dinamică …………...……………………………………….41</text:p>
      <text:p text:style-name="P30"><text:s text:c="4"/>Despre limbajul Java. Despre IDE-uri <text:s/>….………………………………………..44</text:p>
      <text:p text:style-name="P30"><text:s text:c="4"/>Design Patterns – şabloane de proiectare ………………………………………...44</text:p>
      <text:p text:style-name="P30"><text:s text:c="4"/>Pentru formatul PNG ……………………………………………………………..45</text:p>
      <text:p text:style-name="P30">CAPITOLUL 5</text:p>
      <text:p text:style-name="P30"><text:s text:c="4"/>Despre implementarea lucrării …………………………………………………...46</text:p>
      <text:p text:style-name="P30"><text:s text:c="4"/>Factory Method (getBestAlgorithm) şi Strategy Pattern ………………………....46</text:p>
      <text:p text:style-name="P30">CAPITOLUL 6 </text:p>
      <text:p text:style-name="P30"><text:s text:c="4"/>Concluzii ………………………………………………………………………….55</text:p>
      <text:p text:style-name="P31">Bibliografie ………………………………………………………………………….56</text:p>
      <text:p text:style-name="P29"/>
      <text:list xml:id="list4717479383206505170" text:style-name="WWNum6">
        <text:list-item>
          <text:p text:style-name="P45">Introducere</text:p>
          <text:p text:style-name="P46"/>
          <text:p text:style-name="P46">Definiţii şi scurt istoric</text:p>
        </text:list-item>
      </text:list>
      <text:p text:style-name="P2"/>
      <text:p text:style-name="P1"><text:span text:style-name="T1"><text:tab/></text:span><text:span text:style-name="T2">Grafica </text:span><text:span text:style-name="T4">vectoriala</text:span><text:span text:style-name="T2"> </text:span><text:span text:style-name="T3">reprezinta</text:span><text:span text:style-name="T2"> folosirea primitivelor geometrice (puncte, linii , curbe , poligoane </text:span><text:span text:style-name="T3">etc.</text:span><text:span text:style-name="T2">) </text:span><text:span text:style-name="T3">pentru a crea imagini digitale. Imaginile vectoriale sunt bazate pe vectori (sau perimetre / forme), </text:span><text:span text:style-name="T4">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5">fizica a fisierului pe spațiul de stocare, deoarece informațiile doar descriu cum să fie desenate primitivele geometrice. </text:span></text:p>
      <text:p text:style-name="P4"><text:tab/></text:p>
      <text:p text:style-name="P1"><text:span text:style-name="T5"><text:tab/></text:span><text:span text:style-name="T6">În comparație cu imaginile bazate pe pixeli , cele bazate pe primitive pot fi mărite oricat fără pierderea calitatii.</text:span></text:p>
      <text:p text:style-name="P5"/>
      <text:p text:style-name="P1"><text:span text:style-name="T6"><text:tab/></text:span><text:span text:style-name="T7">Termenul de grafica vectoriala este de obicei folosit doar pentru obiecte grafice 2D, pentru a evidentia diferența fata de grafica raster pe baza de pixeli.</text:span></text:p>
      <text:p text:style-name="P6"/>
      <text:p text:style-name="P1"><text:span text:style-name="T7"><text:tab/></text:span><text:span text:style-name="T8">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8"><text:tab/></text:span><text:span text:style-name="T9">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1">Imaginile raster sunt formate din pixeli. Un pixel este un singur punct sau cel mai mic element care poate fi afisat pe ecranul device-ului.</text:span></text:p>
      <text:p text:style-name="P12"><text:tab/></text:p>
      <text:p text:style-name="P14"><text:span text:style-name="T11"><text:tab/></text:span><text:span text:style-name="T10">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2">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2"/>
          </table:table-cell>
          <table:table-cell table:style-name="Table1.A1" office:value-type="string">
            <text:p text:style-name="P33">Advantaje</text:p>
          </table:table-cell>
          <table:table-cell table:style-name="Table1.C1" office:value-type="string">
            <text:p text:style-name="P33">Dezavantaje</text:p>
          </table:table-cell>
        </table:table-row>
        <table:table-row>
          <table:table-cell table:style-name="Table1.A2" office:value-type="string">
            <text:p text:style-name="P33">Vector</text:p>
          </table:table-cell>
          <table:table-cell table:style-name="Table1.A2" office:value-type="string">
            <text:p text:style-name="P34">* <text:span text:style-name="T17">Infinit scalabil : datorită proprietatilor matematice ale figurilor geometrice , acestea se pot scala mai mic sau mare fără a pierde din calitate</text:span></text:p>
            <text:p text:style-name="P34">* <text:span text:style-name="T18">Fisiere mai mici : pentru imagini continand grafica simpla , precum figuri geometrice și tipografie</text:span></text:p>
            <text:p text:style-name="P34">* <text:span text:style-name="T19">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5">* Detalii limitate : <text:span text:style-name="T20">figurile geometrice nu sunt practice pentru imagini complexe, chiar dacă acestea pot conține gradiente, nu se poate compare cu advantajul imaginile raster de avea culori independente pentru fiecare pixel</text:span></text:p>
            <text:p text:style-name="P35">* <text:span text:style-name="T20">Efecte limitate : prin definitie , imaginile vectoriale sunt create din linii și puncte , deci nu sunt la dispoziție efecte precum blurare sau umbre</text:span></text:p>
            <text:p text:style-name="P35"/>
          </table:table-cell>
        </table:table-row>
        <table:table-row>
          <table:table-cell table:style-name="Table1.A2" office:value-type="string">
            <text:p text:style-name="P33">Raster</text:p>
          </table:table-cell>
          <table:table-cell table:style-name="Table1.A2" office:value-type="string">
            <text:p text:style-name="P32">* <text:span text:style-name="T15">Detalii bogate : o poza care are valorea dpi mai mare va conține mai multe detalii subtile</text:span></text:p>
            <text:p text:style-name="P32">* <text:span text:style-name="T15">Editare precisa : oricare dintre pixeli poate fi modificate independent ; o persoana poate sa editeze poza respectiva cu usurinta</text:span></text:p>
          </table:table-cell>
          <table:table-cell table:style-name="Table1.C2" office:value-type="string">
            <text:p text:style-name="P32">* <text:span text:style-name="T16">Blurata atunci când este mărita : din cauza ca exista un numar finit de pixeli, calculatorul va încerca sa umple spațiul dintre pixeli cu interpolari intre ele</text:span></text:p>
            <text:p text:style-name="P32">* <text:span text:style-name="T18">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3">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4"><text:tab/>Primul lucru pe care l-am încercat a fost </text:span><text:a xlink:type="simple" xlink:href="http://vectormagic.com/" text:style-name="Internet_20_link" text:visited-style-name="Visited_20_Internet_20_Link"><text:span text:style-name="T14">http://vectormagic.com</text:span></text:a><text:span text:style-name="T14">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1">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2">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3">Vazand toate aceste implementari diferite oferite la preturi relativ mari , am decis sa creez câteva implementari pentru vectorizarea unei imagini , și sa îl public <text:s text:c="4"/>codul sursa pe GitHub.</text:span></text:p>
      <text:p text:style-name="P17"/>
      <text:p text:style-name="P41">Despre limbajul Java</text:p>
      <text:p text:style-name="P24"><text:span text:style-name="T26"><text:tab/>P</text:span><text:span text:style-name="T25">rogramul meu este realizat în Java. Nu am folosit nicio particularitate a acestui limbaj (în afară de faptul că este orientat pe obiecte), totuşi, pentru completitudinea lucrării, aceasta </text:span><text:span text:style-name="T27">i</text:span><text:span text:style-name="T25">nclude şi o secţiune despre el.</text:span></text:p>
      <text:p text:style-name="P24"><text:span text:style-name="T25"><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25">(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4"><text:span text:style-name="T25"><text:tab/>Originalele compilatoare Java, maşini virtuale şi bibliotecile </text:span><text:span text:style-name="T37">class </text:span><text:span text:style-name="T25">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40"><text:tab/>Alţii au dezvoltat de asemenea implementări alternative pentru aceste tehnologii Java, cum ar fi Compilatorul GNU pentru Java, GNU Classpath (biblioteci standard) şi IcedTea-Web (un plugin pentru aplicaţiile de browser – applet-uri).</text:p>
      <text:p text:style-name="P24"><text:span text:style-name="T28"><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29">limbaj de asamblare.</text:span></text:p>
      <text:p text:style-name="P24"><text:span text:style-name="T30"><text:tab/></text:span><text:span text:style-name="T31">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2">programatorul trebuie să fie atent la diferențele subtile de pe diverse platforme , codul scris în nativ este foarte greu de debug-uit . Luând în considerare aceste dezavantaje am decis ca programul sa nu conțină cod scris în nativ.</text:span></text:p>
      <text:p text:style-name="P24"><text:span text:style-name="T32"><text:tab/></text:span><text:span text:style-name="T33">Pentru scrierea codului sursa , am folosit un IDE (IntelliJ </text:span><text:span text:style-name="T35">IDEA</text:span><text:span text:style-name="T33">).</text:span></text:p>
      <text:p text:style-name="P42">Despre IDE-uri </text:p>
      <text:p text:style-name="P36"><text:span text:style-name="T24"><text:tab/></text:span><text:span text:style-name="T3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7"><text:span text:style-name="T32"><text:tab/>Unele IDE-uri conţin un compilator, un interpretor, sau ambele, cum ar fi cazul NetBeams , </text:span><text:soft-page-break/><text:span text:style-name="T34">IntelliJ </text:span><text:span text:style-name="T36">IDEA </text:span><text:span text:style-name="T34">și </text:span><text:span text:style-name="T32"><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38"><text:span text:style-name="T32">D</text:span><text:span text:style-name="T25">espre IntelliJ IDEA</text:span></text:p>
      <text:p text:style-name="P44"><text:span text:style-name="T25"><text:tab/></text:span><text:span text:style-name="T39">IntelliJ IDEA este un medie integrat de dezvoltare pentru limbajul Java . A fost creat de compania JetBrains. </text:span><text:span text:style-name="T40">Prima versiune a fost publicata <text:s/>în ianuarie 2001, și a fost unul dintre primele IDE-uri care oferea navigare advansata a codului și posibilitatea de refactoriza codul deja integrat.</text:span></text:p>
      <text:p text:style-name="P44"><text:span text:style-name="T40"><text:tab/></text:span><text:span text:style-name="T41">Intrun reportaz Infoworld din 2010 , <text:s/>IntelliJ a primit cele mai mare scor într-un test în care au participat și IDE-urile : Eclipse , NetBeans și Oracle Jdeveloper.</text:span></text:p>
      <text:p text:style-name="P44"><text:span text:style-name="T41"><text:tab/></text:span><text:span text:style-name="T42">În decembrie 2014 , Google a anunțat versiunea 1.0 a programului Android Studio , un IDE open source folosit la crearea aplicatiilor Android, bazat pe versiunea open source de comunitate al programului IntelliJ IDEA. Alte</text:span><text:span text:style-name="T41"> </text:span><text:span text:style-name="T42">medii de programare bazate pe IntelliJ sunt AppCode , PhpStorm , PyCharm , RubyMine , WebStorm și MPS .</text:span></text:p>
      <text:p text:style-name="Text_20_body"><text:tab/><text:span text:style-name="T44">Acest IDE are doua editii : Community Edition ( gratuit ) și <text:s/>Ultimate Edition (plătit). Ambele pot fi folosite în scop comercial. </text:span></text:p>
      <text:p text:style-name="Text_20_body"><text:span text:style-name="T45"><text:tab/>Ambele editii pot au mai multe capabilitati comune precum : Smart Code Completion , On-The-Fly Code Analysis , Advanced Refactoring , </text:span><text:span text:style-name="T46">unelte de Version Control având interfata unificata pentru Git,SVN, Mercurial etc ,</text:span><text:span text:style-name="T45"> </text:span><text:span text:style-name="T46">și desigur suport pentru limbajul Java . Editia Ultimate ofera mai multe lucruri precum unelte pentru lucru cu baze de data , designer pentru tabele UML , unelte pentru Web Development și altele.</text:span></text:p>
      <text:p text:style-name="Text_20_body"><text:span text:style-name="T46"/></text:p>
      <text:p text:style-name="P43"><text:span text:style-name="T46">D</text:span><text:span text:style-name="T43">espre GitHub și Git</text:span></text:p>
      <text:p text:style-name="P43"><text:span text:style-name="T43"><text:tab/></text:span></text:p>
      <text:p text:style-name="Text_20_body"><text:span text:style-name="T43"><text:tab/></text:span><text:span text:style-name="T47">Git este un </text:span><text:span text:style-name="T48">distributed revision control system (sistem distribuit de control al modificarilor) care a fost conceput pentru viteza de procesare mare , pastrarea integritatii datelor și suport pentru posibilitatea de avea „workflow”-uri </text:span><text:span text:style-name="T49">distribuite și non-liniare . Git a fost original creat de Linus Torvalds pentru programarea kernel-ului Linux în 2005, și de atunci a devenit unul dintre cele mai adoptate sisteme de version control.</text:span></text:p>
      <text:p text:style-name="Text_20_body"><text:span text:style-name="T49"><text:tab/></text:span><text:span text:style-name="T50">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51">Asemenea kernel-ului Linux , Git este un program oferit gratuit sub licenta GNU General Public License revizia 2.</text:span></text:p>
      <text:p text:style-name="Text_20_body"><text:tab/><text:span text:style-name="T52">Design-ul Git-ului a fost inspirat după BitKeeper și Monotone. Acesta avea ca plan original </text:span><text:soft-page-break/><text:span text:style-name="T52">să fie un sistem low-level pe care alte aplicații îl poate apela. În momentul acesta Git poate fi folosit direct din linia de comanda. </text:span><text:span text:style-name="T53">Deși a fost puternic influențat de BitKeeper, Torvalds intenționat a evitat tehnicile conventionale , astfel ajungand la un design unic.</text:span></text:p>
      <text:p text:style-name="Text_20_body"><text:span text:style-name="T53"><text:tab/></text:span><text:span text:style-name="T54">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54"><text:tab/></text:span><text:span text:style-name="T55">Am decis sa îl folosesc deoarece doresc sa îl învăț mai mult și sa abuzez de comparatia ușoară a codului </text:span><text:span text:style-name="T56">cu commit-urile precedente </text:span><text:span text:style-name="T55">în caz în care am făcut greșeli. <text:s/></text:span></text:p>
      <text:p text:style-name="Text_20_body"><text:span text:style-name="T55"><text:tab/></text:span><text:span text:style-name="T57">Exista optiunea de a avea repozitorul stocat doar local pe disk, dar nu vroiam sa risc pierderea proiectului așa ca am decis sa folosesc GitHub pentru a stoca proiectul.</text:span></text:p>
      <text:p text:style-name="Text_20_body"><text:span text:style-name="T57"><text:tab/></text:span><text:span text:style-name="T58">GitHub este o serviciu online de hostare a repozitoarelor Git <text:s/>, astfel având toate capabilitatile Git-ului dar și adaugat câteva la acestea. </text:span><text:span text:style-name="T59">Spre deosebire de Git care ofera strict doar un program care se folosește prin linii de comanda, GitHub over o interfata grafica pentru Web , desktop și telefoane smartphone. </text:span><text:span text:style-name="T60">Deasemenea ofera administratorului posibilitatea de schimba </text:span><text:span text:style-name="T61">nivelul de acces al celorlaltor colegi care lucrează la proiect , și unelte de colabaroare precum bug tracking , feature request , managerierea task-urilor și </text:span><text:span text:style-name="T62">crearea </text:span><text:span text:style-name="T61">wiki-uri.</text:span></text:p>
      <text:p text:style-name="Text_20_body"><text:span text:style-name="T61"><text:tab/></text:span><text:span text:style-name="T63">Conturile gratuite de GitHub pot hosta decât proiecte care sunt complet vizibile oricarei persoane care ori găsește repozitorul ori are link-ul direct către acesta. </text:span><text:span text:style-name="T64">În anul 2015 , GitHub a raporat ca are peste 9 milioane de utilizatori și peste 21.1 milioane de repozitoare, astfel fiind cel mai mare service de hostare a codurilor sursa de pe Pământ în acel moment.</text:span></text:p>
      <text:p text:style-name="Text_20_body"><text:span text:style-name="T64"><text:tab/></text:span><text:span text:style-name="T65">GitHub este de obicei folosit doar pentru cod sursa, dar ofera în plus câteva formate și formate în plus precum vizualizarea fisierelor grafice 3D sau fisiere native PSD de PhotoShop și compararea lor cu celelalte versiuni ale acest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5T23:08:41.422000000</dc:date>
    <meta:editing-duration>PT12H2M12S</meta:editing-duration>
    <meta:editing-cycles>115</meta:editing-cycles>
    <meta:generator>LibreOffice/4.4.4.3$Windows_x86 LibreOffice_project/2c39ebcf046445232b798108aa8a7e7d89552ea8</meta:generator>
    <meta:document-statistic meta:table-count="1" meta:image-count="2" meta:object-count="0" meta:page-count="8" meta:paragraph-count="101" meta:word-count="2416" meta:character-count="15785" meta:non-whitespace-character-count="13282"/>
  </office:meta>
</office:document-meta>
</file>